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Rubik" fo:font-size="15pt" fo:letter-spacing="normal" fo:font-style="normal" fo:font-weight="normal" officeooo:paragraph-rsid="0007d615" style:font-size-asian="15pt" style:font-size-complex="15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Rubik" fo:font-size="15pt" fo:letter-spacing="normal" fo:font-style="normal" fo:font-weight="bold" officeooo:paragraph-rsid="0007d615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fo:font-weight="bold" officeooo:rsid="0007d615" officeooo:paragraph-rsid="0007d6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style:text-underline-style="solid" style:text-underline-width="auto" style:text-underline-color="font-color" fo:font-weight="bold" officeooo:rsid="0007d615" officeooo:paragraph-rsid="0007d615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7d615" officeooo:paragraph-rsid="0007d615" fo:background-color="#1e1e1e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7d615" officeooo:paragraph-rsid="0007d615" fo:background-color="#1e1e1e"/>
    </style:style>
    <style:style style:name="P9" style:family="paragraph" style:parent-style-name="Standard">
      <style:paragraph-properties style:line-height-at-least="0.503cm"/>
      <style:text-properties fo:color="#c586c0" loext:opacity="100%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c586c0" loext:opacity="100%" style:font-name="Consolas" fo:font-size="10.5pt" fo:font-weight="normal" fo:background-color="#1e1e1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fo:font-weight="bold" officeooo:rsid="0007d615" officeooo:paragraph-rsid="0007d61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style:text-underline-style="solid" style:text-underline-width="auto" style:text-underline-color="font-color" fo:font-weight="bold" officeooo:rsid="0007d615" officeooo:paragraph-rsid="0007d61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officeooo:rsid="0007d615" officeooo:paragraph-rsid="0007d615"/>
    </style:style>
    <style:style style:name="P1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7d615" officeooo:paragraph-rsid="0007d615" fo:background-color="#1e1e1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.499cm" style:contextual-spacing="false" style:line-height-at-least="0.503cm"/>
    </style:style>
    <style:style style:name="P19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loext:opacity="100%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style:font-name="Consolas" fo:font-size="10.5pt" fo:font-weight="normal"/>
    </style:style>
    <style:style style:name="T12" style:family="text">
      <style:text-properties fo:color="#d7ba7d" loext:opacity="100%"/>
    </style:style>
    <style:style style:name="T13" style:family="text">
      <style:text-properties fo:color="#d7ba7d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Shell Scripts – Parte III</text:p>
      <text:p text:style-name="P2"/>
      <text:p text:style-name="P3">29.</text:p>
      <text:p text:style-name="P7">#!/bin/bash</text:p>
      <text:p text:style-name="P5"><text:span text:style-name="T1">if</text:span> [[ -e <text:span text:style-name="T3">$1</text:span> ]]; <text:span text:style-name="T1">then</text:span></text:p>
      <text:p text:style-name="P6">    <text:span text:style-name="T5">alum=</text:span><text:span text:style-name="T9">`cat </text:span><text:span text:style-name="T4">$1</text:span><text:span text:style-name="T9"> `</text:span></text:p>
      <text:p text:style-name="P6">    <text:span text:style-name="T5">acu=0</text:span></text:p>
      <text:p text:style-name="P9">else</text:p>
      <text:p text:style-name="P6">    <text:span text:style-name="T7">echo</text:span><text:span text:style-name="T5"> </text:span><text:span text:style-name="T9">"El fichero indicado no existe o la ruta no es valida"</text:span></text:p>
      <text:p text:style-name="P6">    <text:span text:style-name="T7">exit</text:span></text:p>
      <text:p text:style-name="P9">fi</text:p>
      <text:p text:style-name="P18"/>
      <text:p text:style-name="P5"><text:span text:style-name="T1">for</text:span> <text:span text:style-name="T3">i</text:span> <text:span text:style-name="T1">in</text:span> <text:span text:style-name="T3">$alum</text:span>; <text:span text:style-name="T1">do</text:span></text:p>
      <text:p text:style-name="P10"/>
      <text:p text:style-name="P6">    <text:span text:style-name="T5">alu_usu=</text:span><text:span text:style-name="T9">`echo </text:span><text:span text:style-name="T4">$i</text:span><text:span text:style-name="T9"> </text:span><text:span text:style-name="T5">|</text:span><text:span text:style-name="T9"> cut -d ":" -f1`</text:span></text:p>
      <text:p text:style-name="P6">    <text:span text:style-name="T5">getent passwd </text:span><text:span text:style-name="T4">$alu_usu</text:span><text:span text:style-name="T5"> &gt; /dev/null </text:span></text:p>
      <text:p text:style-name="P6">    </text:p>
      <text:p text:style-name="P6">    <text:span text:style-name="T2">if</text:span><text:span text:style-name="T5"> [[ </text:span><text:span text:style-name="T4">$?</text:span><text:span text:style-name="T5"> -eq 0 ]]; </text:span><text:span text:style-name="T2">then</text:span></text:p>
      <text:p text:style-name="P6">        <text:span text:style-name="T7">echo</text:span><text:span text:style-name="T5"> </text:span><text:span text:style-name="T9">"El usuario </text:span><text:span text:style-name="T13">\"</text:span><text:span text:style-name="T4">$alu_usu</text:span><text:span text:style-name="T13">\"</text:span><text:span text:style-name="T9"> ya existe"</text:span></text:p>
      <text:p text:style-name="P6">    <text:span text:style-name="T2">else</text:span></text:p>
      <text:p text:style-name="P6">        <text:span text:style-name="T14">#alu_info=`echo $i | cut -d ":" -f2,3 | tr -s ":" " "`</text:span></text:p>
      <text:p text:style-name="P6">        <text:span text:style-name="T5">sudo useradd -m -d /home/</text:span><text:span text:style-name="T4">$alu_usu</text:span><text:span text:style-name="T5"> -s /bin/bash -U </text:span><text:span text:style-name="T4">$alu_usu</text:span><text:span text:style-name="T5">  </text:span></text:p>
      <text:p text:style-name="P6">        <text:span text:style-name="T7">let</text:span><text:span text:style-name="T5"> acu++    </text:span></text:p>
      <text:p text:style-name="P6">    <text:span text:style-name="T2">fi</text:span></text:p>
      <text:p text:style-name="P6">    </text:p>
      <text:p text:style-name="P9">done</text:p>
      <text:p text:style-name="P10"/>
      <text:p text:style-name="P5"><text:span text:style-name="T6">echo</text:span> <text:span text:style-name="T8">"Se han creado </text:span><text:span text:style-name="T3">$acu</text:span><text:span text:style-name="T8"> usuarios"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0.</text:p>
      <text:p text:style-name="P7">#!/bin/bash</text:p>
      <text:p text:style-name="P5">clear</text:p>
      <text:p text:style-name="P5"><text:span text:style-name="T6">echo</text:span> <text:span text:style-name="T8">"MENU"</text:span></text:p>
      <text:p text:style-name="P5"><text:span text:style-name="T6">echo</text:span> <text:span text:style-name="T8">"--------------------------------------------"</text:span></text:p>
      <text:p text:style-name="P5"><text:span text:style-name="T6">echo</text:span> <text:span text:style-name="T8">"1.    Actualizar repositorio aplicaciones."</text:span></text:p>
      <text:p text:style-name="P5"><text:span text:style-name="T6">echo</text:span> <text:span text:style-name="T8">"2.    Actualizar aplicaciones instaladas."</text:span></text:p>
      <text:p text:style-name="P5"><text:span text:style-name="T6">echo</text:span> <text:span text:style-name="T8">"3.    Mostrar configuración de red. "</text:span></text:p>
      <text:p text:style-name="P5"><text:span text:style-name="T6">echo</text:span> <text:span text:style-name="T8">"4.    Comprobar conexión de red."</text:span></text:p>
      <text:p text:style-name="P5"><text:span text:style-name="T6">echo</text:span> <text:span text:style-name="T8">"5.    Salir"</text:span></text:p>
      <text:p text:style-name="P5"><text:span text:style-name="T6">echo</text:span> <text:span text:style-name="T8">""</text:span></text:p>
      <text:p text:style-name="P10"/>
      <text:p text:style-name="P5"><text:span text:style-name="T1">while</text:span> <text:span text:style-name="T6">true</text:span>; <text:span text:style-name="T1">do</text:span></text:p>
      <text:p text:style-name="P6">    <text:span text:style-name="T7">read</text:span><text:span text:style-name="T5"> -p </text:span><text:span text:style-name="T9">"Elige una opción del menú: "</text:span><text:span text:style-name="T5"> respuesta</text:span></text:p>
      <text:p text:style-name="P10"/>
      <text:p text:style-name="P6">    <text:span text:style-name="T2">if</text:span><text:span text:style-name="T5"> [[ -z </text:span><text:span text:style-name="T4">$respuesta</text:span><text:span text:style-name="T5"> ]]; </text:span><text:span text:style-name="T2">then</text:span></text:p>
      <text:p text:style-name="P10"/>
      <text:p text:style-name="P6">        <text:span text:style-name="T7">echo</text:span><text:span text:style-name="T5"> </text:span><text:span text:style-name="T9">"Error, No se ha introducido una opcion"</text:span></text:p>
      <text:p text:style-name="P6">        <text:span text:style-name="T7">exit</text:span><text:span text:style-name="T5"> 1</text:span></text:p>
      <text:p text:style-name="P6">    <text:span text:style-name="T2">else</text:span></text:p>
      <text:p text:style-name="P6">        <text:span text:style-name="T2">case</text:span><text:span text:style-name="T5"> </text:span><text:span text:style-name="T4">$respuesta</text:span><text:span text:style-name="T5"> </text:span><text:span text:style-name="T2">in</text:span></text:p>
      <text:p text:style-name="P6">            </text:p>
      <text:p text:style-name="P6">        <text:span text:style-name="T5">1) </text:span><text:span text:style-name="T7">echo</text:span></text:p>
      <text:p text:style-name="P6">            <text:span text:style-name="T5">;;</text:span></text:p>
      <text:p text:style-name="P10"/>
      <text:p text:style-name="P6">        <text:span text:style-name="T5">2) </text:span><text:span text:style-name="T7">echo</text:span></text:p>
      <text:p text:style-name="P6">            <text:span text:style-name="T5">;;</text:span></text:p>
      <text:p text:style-name="P6">        </text:p>
      <text:p text:style-name="P6">        <text:span text:style-name="T5">3) </text:span><text:span text:style-name="T7">echo</text:span></text:p>
      <text:p text:style-name="P6">            <text:span text:style-name="T5">;;</text:span></text:p>
      <text:p text:style-name="P10"/>
      <text:p text:style-name="P6">        <text:span text:style-name="T5">4) </text:span><text:span text:style-name="T7">read</text:span><text:span text:style-name="T5"> -p </text:span><text:span text:style-name="T9">"Introduce una ip: "</text:span><text:span text:style-name="T5"> ip</text:span></text:p>
      <text:p text:style-name="P6">            <text:span text:style-name="T5">ping -c 4 </text:span><text:span text:style-name="T4">$ip</text:span></text:p>
      <text:p text:style-name="P6">            <text:span text:style-name="T5">;;</text:span></text:p>
      <text:p text:style-name="P10"/>
      <text:p text:style-name="P6">        <text:span text:style-name="T5">5|salir|Salir) </text:span><text:span text:style-name="T7">echo</text:span><text:span text:style-name="T5"> </text:span><text:span text:style-name="T9">"Programa finalizado"</text:span></text:p>
      <text:p text:style-name="P6">        <text:span text:style-name="T7">exit</text:span><text:span text:style-name="T5"> 0</text:span></text:p>
      <text:p text:style-name="P6">            <text:span text:style-name="T5">;;</text:span></text:p>
      <text:p text:style-name="P10"/>
      <text:p text:style-name="P6">        <text:span text:style-name="T5">*) </text:span><text:span text:style-name="T7">echo</text:span><text:span text:style-name="T5"> </text:span><text:span text:style-name="T9">"Error, opcion invalida"</text:span><text:span text:style-name="T5">       </text:span></text:p>
      <text:p text:style-name="P6">    <text:span text:style-name="T2">esac</text:span></text:p>
      <text:p text:style-name="P6">    <text:span text:style-name="T2">fi</text:span></text:p>
      <text:p text:style-name="P9">done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1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6:39:52.677000000</meta:creation-date>
    <meta:editing-duration>PT2M54S</meta:editing-duration>
    <meta:editing-cycles>2</meta:editing-cycles>
    <meta:generator>LibreOffice/7.2.2.2$Windows_X86_64 LibreOffice_project/02b2acce88a210515b4a5bb2e46cbfb63fe97d56</meta:generator>
    <dc:date>2022-10-25T16:53:27.929000000</dc:date>
    <meta:document-statistic meta:table-count="0" meta:image-count="0" meta:object-count="0" meta:page-count="3" meta:paragraph-count="61" meta:word-count="201" meta:character-count="1371" meta:non-whitespace-character-count="930"/>
  </office:meta>
</office:document-meta>
</file>